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818E06D8406ED58.png" manifest:media-type="image/png"/>
  <manifest:file-entry manifest:full-path="Pictures/10000000000000080000000807FF306A46823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6.886cm" fo:min-width="7.551cm" fo:padding-top="0.151cm" fo:padding-bottom="0.151cm" fo:padding-left="0.276cm" fo:padding-right="0.276cm"/>
    </style:style>
    <style:style style:name="gr2" style:family="graphic" style:parent-style-name="AuthN">
      <style:graphic-properties draw:fill-hatch-solid="true" draw:fill-image-name="Bitmap_20_1" draw:textarea-horizontal-align="justify" draw:textarea-vertical-align="middle" draw:auto-grow-height="false" fo:min-height="1.02cm" fo:min-width="7.054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AuthN_20_small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5" style:family="graphic" style:parent-style-name="AuthN">
      <style:graphic-properties draw:fill-hatch-solid="true" draw:fill-image-name="Bitmap_20_2" draw:textarea-horizontal-align="justify" draw:textarea-vertical-align="middle" draw:auto-grow-height="false" fo:min-height="1.02cm" fo:min-width="7.054cm"/>
    </style:style>
    <style:style style:name="gr6" style:family="graphic" style:parent-style-name="AuthN">
      <style:graphic-properties draw:textarea-horizontal-align="justify" draw:textarea-vertical-align="middle" draw:auto-grow-height="false" fo:min-height="1.02cm" fo:min-width="7.0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hatch-solid="true" draw:fill-image-name="Bitmap_20_1"/>
      <style:paragraph-properties fo:text-align="center"/>
      <style:text-properties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hatch-solid="true" draw:fill-image-name="Bitmap_20_2"/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03cm" svg:height="7.188cm" svg:x="11.786cm" svg:y="4.4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54cm" svg:height="1.27cm" svg:x="12.159cm" svg:y="4.74cm">
          <text:p text:style-name="P2"><text:span text:style-name="T1">Authe</text:span><text:span text:style-name="T1">nticati</text:span><text:span text:style-name="T1">onPro</text:span><text:span text:style-name="T1">vid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934cm" svg:y1="6.04cm" svg:x2="15.934cm" svg:y2="7.183cm" svg:d="M15934 6040v1143" svg:viewBox="0 0 1 1144">
          <text:p/>
        </draw:connector>
        <draw:connector draw:style-name="gr3" draw:text-style-name="P4" draw:layer="layout" draw:type="line" svg:x1="15.934cm" svg:y1="8.641cm" svg:x2="15.934cm" svg:y2="9.784cm" svg:d="M15934 8641v1143" svg:viewBox="0 0 1 1144">
          <text:p/>
        </draw:connector>
        <draw:custom-shape draw:style-name="gr4" draw:text-style-name="P5" draw:layer="layout" svg:width="2.088cm" svg:height="0.372cm" svg:x="14.884cm" svg:y="7.1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88cm" svg:height="0.372cm" svg:x="14.884cm" svg:y="7.7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88cm" svg:height="0.372cm" svg:x="14.884cm" svg:y="8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54cm" svg:height="1.27cm" svg:x="12.153cm" svg:y="9.846cm">
          <text:p text:style-name="P2"><text:span text:style-name="T1">AuthenticationProvide</text:span><text:span text:style-name="T1">r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554cm" svg:height="1.27cm" svg:x="1.053cm" svg:y="6.746cm">
          <text:p text:style-name="P2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8.58cm" svg:y1="7.49cm" svg:x2="11.755cm" svg:y2="7.49cm">
          <text:p/>
        </draw:line>
        <draw:frame draw:style-name="gr8" draw:text-style-name="P7" draw:layer="layout" svg:width="5.258cm" svg:height="1.673cm" svg:x="13.385cm" svg:y="2.265cm">
          <draw:text-box>
            <text:p text:style-name="P2"><text:span text:style-name="T3">Authe</text:span><text:span text:style-name="T3">nticati</text:span><text:span text:style-name="T3">on</text:span><text:span text:style-name="T3"><text:line-break/></text:span><text:span text:style-name="T3">Provid</text:span><text:span text:style-name="T3">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small" style:display-name="AuthN small" style:family="graphic" style:parent-style-name="AuthN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13:24.124639403</meta:creation-date>
    <meta:editing-duration>PT1M33S</meta:editing-duration>
    <meta:editing-cycles>2</meta:editing-cycles>
    <meta:generator>LibreOffice/6.0.7.3$Linux_X86_64 LibreOffice_project/00m0$Build-3</meta:generator>
    <dc:date>2020-02-27T13:14:57.207204290</dc:date>
    <meta:document-statistic meta:object-count="11"/>
    <meta:template xlink:type="simple" xlink:actuate="onRequest" xlink:title="palette" xlink:href="../../../../../../../../../../../../../Templates/Spring/palette.otg" meta:date="2020-02-27T13:13:23.822721679"/>
  </office:meta>
</office:document-meta>
</file>